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2cb" officeooo:paragraph-rsid="000642cb"/>
    </style:style>
    <style:style style:name="P2" style:family="paragraph" style:parent-style-name="Standard">
      <style:text-properties officeooo:rsid="000642cb" officeooo:paragraph-rsid="000642cb"/>
    </style:style>
    <style:style style:name="P3" style:family="paragraph" style:parent-style-name="Standard">
      <style:text-properties officeooo:rsid="0007d909" officeooo:paragraph-rsid="0007d9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ures de données</text:p>
      <text:p text:style-name="P1"/>
      <text:p text:style-name="P1">Position</text:p>
      <text:p text:style-name="P1"><text:tab/>Entier x, y</text:p>
      <text:p text:style-name="P1"/>
      <text:p text:style-name="P1">Porte</text:p>
      <text:p text:style-name="P1"><text:tab/>Positions a</text:p>
      <text:p text:style-name="P1"><text:tab/>liste Porte Entrée</text:p>
      <text:p text:style-name="P1"><text:tab/>liste Porte Sortie</text:p>
      <text:p text:style-name="P1"/>
      <text:p text:style-name="P1">Circuit</text:p>
      <text:p text:style-name="P1"><text:tab/>liste Portes</text:p>
      <text:p text:style-name="P1"/>
      <text:p text:style-name="P1">Couleur</text:p>
      <text:p text:style-name="P1"><text:tab/>Entier R,G,B</text:p>
      <text:p text:style-name="P1"/>
      <text:p text:style-name="P1">Balle</text:p>
      <text:p text:style-name="P1"><text:tab/>liste Couleur</text:p>
      <text:p text:style-name="P1"/>
      <text:p text:style-name="P1">Problème</text:p>
      <text:p text:style-name="P1"><text:tab/>liste Balle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5:45:35.306201001</meta:creation-date>
    <meta:editing-duration>PT2M4S</meta:editing-duration>
    <meta:editing-cycles>3</meta:editing-cycles>
    <meta:generator>LibreOffice/5.2.7.2$Linux_X86_64 LibreOffice_project/20m0$Build-2</meta:generator>
    <dc:date>2017-10-18T15:47:38.830609127</dc:date>
    <meta:document-statistic meta:table-count="0" meta:image-count="0" meta:object-count="0" meta:page-count="1" meta:paragraph-count="16" meta:word-count="28" meta:character-count="176" meta:non-whitespace-character-count="154"/>
  </office:meta>
</office:document-meta>
</file>